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193a31" officeooo:paragraph-rsid="00193a31"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fo:background-color="#ff4500" style:font-weight-asian="normal" style:font-weight-complex="normal"/>
    </style:style>
    <style:style style:name="P7" style:family="paragraph" style:parent-style-name="Standard">
      <style:paragraph-properties fo:text-align="justify" style:justify-single-word="false"/>
      <style:text-properties fo:font-weight="normal" fo:background-color="#00ffff" style:font-weight-asian="normal" style:font-weight-complex="normal"/>
    </style:style>
    <style:style style:name="P8" style:family="paragraph" style:parent-style-name="Standard">
      <style:paragraph-properties fo:text-align="justify" style:justify-single-word="false"/>
      <style:text-properties fo:font-weight="normal" fo:background-color="#ffff00" style:font-weight-asian="normal" style:font-weight-complex="normal"/>
    </style:style>
    <style:style style:name="P9"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1" style:family="paragraph" style:parent-style-name="Standard">
      <style:paragraph-properties fo:text-align="justify" style:justify-single-word="false"/>
      <style:text-properties fo:font-weight="bold" fo:background-color="transparent" style:font-weight-asian="bold" style:font-weight-complex="bold"/>
    </style:style>
    <style:style style:name="T1" style:family="text">
      <style:text-properties fo:background-color="#ff4500" loext:char-shading-value="0"/>
    </style:style>
    <style:style style:name="T2" style:family="text">
      <style:text-properties fo:background-color="#ff0000" loext:char-shading-value="0"/>
    </style:style>
    <style:style style:name="T3" style:family="text">
      <style:text-properties fo:background-color="#ffff00" loext:char-shading-value="0"/>
    </style:style>
    <style:style style:name="T4" style:family="text">
      <style:text-properties officeooo:rsid="0029d56c" fo:background-color="#ffff00" loext:char-shading-value="0"/>
    </style:style>
    <style:style style:name="T5" style:family="text">
      <style:text-properties fo:color="#000000"/>
    </style:style>
    <style:style style:name="T6" style:family="text">
      <style:text-propertie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foques de aprendizaje automático para la mejora de cultivos: aprovechamiento de macrodatos fenotípicos y genotípicos</text:p>
      <text:p text:style-name="P4"/>
      <text:p text:style-name="P2">1. Introducción</text:p>
      <text:p text:style-name="P4"/>
      <text:p text:style-name="P4"><text:span text:style-name="T2">Para llenar la brecha entre el aumento de la población mundial y la escasez de alimentos, particularmente en los países en desarrollo, la tercera revolución agrícola (la llamada verde) tiene como objetivo aumentar la producción mundial de cultivos mediante el empleo de técnicas modernas de fitomejoramiento.</text:span> <text:span text:style-name="T3">El fitomejoramiento denota el proceso de mejorar los rasgos fenotípicos deseables en las plantas, p. Ej. rendimiento y calidad. Se basa en la selección artificial que es el proceso de controlar los cambios genéticos para beneficiar las demandas humanas (Gregory, 2009). Como resultado, los genotipos que exhiben rasgos fenotípicos mejorados son seleccionados por los criadores, lo que conduce a la acumulación de alelos favorables.</text:span> <text:span text:style-name="T1">Además de depender de la selección de genotipos que ocurren naturalmente, los criadores crean más diversidad al aparear genotipos fenotípicamente diferentes para un rasgo dado. El retrocruzamiento es el procedimiento más comúnmente aplicado que tiene como objetivo transmitir genes resistentes a un tipo genético susceptible. Con este fin, se utiliza como donante un progenitor con genes resistentes, mientras que el progenitor con antecedentes susceptibles es el progenitor recurrente. La descendencia se retrocruza con el progenitor recurrente y la descendencia resultante con un fenotipo favorable se selecciona para ciclos posteriores de retrocruzamiento. El proceso de retrocruzamiento convencional se basa en la selección de genotipos que son visualmente cercanos al parental recurrente, con los rasgos fenotípicos deseados. Por lo tanto, este procedimiento emplea la selección visual de manera manual y con un uso intensivo de recursos que es propenso a errores sustanciales.</text:span></text:p>
      <text:p text:style-name="P6"/>
      <text:p text:style-name="P5"><text:span text:style-name="T3">El fitomejoramiento ha sido revolucionado por el uso de marcadores genéticos, que representan secuencias de ADN que identifican genotipos. Por ejemplo, los polimorfismos de un solo nucleótido (SNP) se han convertido en marcadores genéticos de alta densidad y bajo costo de uso generalizado (Vignal et al., 2002). La selección asistida por marcadores (MAS) se basa en marcadores genéticos asociados con genes diana para seleccionar con precisión los genotipos de interés. </text:span>Como resultado, quedan pocos genotipos con los rasgos fenotípicos deseados en cada ciclo de selección, lo que lleva a la reducción de errores debido a la selección visual. Por lo tanto, el proceso de selección en MAS, particularmente para rasgos cualitativos, es considerablemente más rápido en la recuperación del genoma parental recurrente en comparación con la reproducción convencional basada en retrocruzamiento. <text:span text:style-name="T3">El paso clave en MAS es el mapeo de los loci de rasgos cuantitativos (QTL), regiones de ADN que están asociadas con un rasgo particular.</text:span> Por lo tanto, MAS requiere el desarrollo intensivo en recursos de poblaciones biparentales basadas en padres con rasgos fenotípicos distantes. <text:span text:style-name="T3">El principal desafío en el mejoramiento de MAS es que el mapeo QTL solo puede detectar loci con efectos importantes, aunque la mayoría de los rasgos agronómicamente relevantes son a menudo complejos y controlados por varios loci de efectos menores (Desta y Ortiz, 2014).</text:span></text:p>
      <text:p text:style-name="P7"/>
      <text:p text:style-name="P8">Para superar este problema, se ha propuesto un enfoque de mejoramiento avanzado denominado selección genómica (GS) (Jannink et al., 2010). <text:span text:style-name="T5">GS asume que todos los QTL para un rasgo están en desequilibrio de ligamiento con al menos un marcador, lo que permite el uso de datos sobre marcadores genéticos de todo el genoma que están cada vez más disponibles para cultivos de relevancia agronómica.</text:span> Con este fin, GS renuncia al paso de identificar el QTL para un rasgo. Más importante aún, permite la consideración de QTL de efectos menores que no pueden ser detectados por enfoques convencionales, lo que conduce a un aumento en su poder de predicción en comparación con MAS. Mientras tanto, a diferencia de MAS, GS se puede aplicar no solo con poblaciones biparentales sino también con poblaciones que capturan variaciones genéticas naturales.</text:p>
      <text:p text:style-name="P8"><text:soft-page-break/></text:p>
      <text:p text:style-name="P3">2. Modelos generales de selección genómica</text:p>
      <text:p text:style-name="P5"/>
      <text:p text:style-name="P8">El valor de reproducción es el efecto genético que puede transmitirse de manera estable a la descendencia y es equivalente al efecto aditivo de un rasgo de interés. La selección artificial se basa en la determinación de los valores genéticos de los genotipos considerados. Por tanto, la cuestión clave es cuantificar el valor genético de un genotipo para un rasgo fenotípico de interés. En la cría de animales, el valor reproductivo estimado (EBV) se puede predecir en función de un modelo que relaciona el fenotipo de una población de genotipos con la información de su pedigrí mediante el uso de la mejor predicción lineal insesgada (BLUP) (Nakaya e Isobe, 2012). Sin embargo, este método no es factible para poblaciones sin información de pedigrí o con una estructura poblacional compleja, como suele ser el caso del fitomejoramiento. GS supera este problema determinando el valor genómico estimado de reproducción (GEBV), que estima el valor de reproducción utilizando marcadores de todo el genoma basándose en la aplicación de varios enfoques de aprendizaje automático (Meuwissen et al., 2001). Con este fin, los modelos GS se desarrollan en una población de entrenamiento genotipada y fenotipada (Fig. 1). El modelo GS resultante se utiliza con otra población, denominada población reproductora (población de prueba) que solo está genotipada, para predecir rasgos fenotípicos en genotipos invisibles y para la selección de genotipos en el proceso de reproducción. El procedimiento descrito subyacente a GS se puede aplicar para predecir rasgos fenotípicos para poblaciones consanguíneas (Fig. 1A) así como híbridas (Fig. 1B). Al hacerlo, GS reduce a la mitad el tiempo para completar el ciclo de mejoramiento requerido para el desarrollo de nuevos cultivares (por ejemplo, seis años para la soja (Matei et al., 2018), diez años para la yuca (de Oliveira et al., 2012), diez años para el trigo (Ahmar et al., 2020)).</text:p>
      <text:p text:style-name="P5"/>
      <text:p text:style-name="P5"><text:span text:style-name="T3">Esencialmente, todos los enfoques de GS son de naturaleza estadística, ya que se basan en el aprendizaje de una relación matemática entre los datos genotípicos y fenotípicos que luego se utilizan para la predicción. En este sentido, los enfoques de GS son parte del aprendizaje automático que tiene como objetivo desarrollar y analizar más el rendimiento de los modelos mediante el uso de un conjunto de datos de entrenamiento. Luego, los modelos se utilizan con datos no vistos para hacer predicciones.</text:span> Los enfoques de aprendizaje automático vienen en diferentes sabores y se pueden dividir aproximadamente en aprendizaje no supervisado, supervisado y reforzado. Los enfoques de aprendizaje no supervisados ​​tienen como objetivo identificar patrones en los datos proporcionados sin supervisión humana; lo último implica que las relaciones entre respuestas e insumos se establecen en ausencia de pares insumo-respuesta. <text:span text:style-name="T3">El representante típico de los enfoques no supervisados ​​es la regresión de mínimos cuadrados ordinarios.</text:span> En contraste, el aprendizaje supervisado requiere que se proporcionen pares de entrada-respuesta (los denominados datos de entrenamiento etiquetados) y los usa para aprender un modelo que mapea las entradas con las respuestas. La clasificación de genotipos en buen y mal desempeño (como etiquetas) basada en un conjunto de datos moleculares es un excelente ejemplo de aprendizaje supervisado. El aprendizaje profundo se basa en el uso de redes neuronales artificiales para llegar a características de nivel superior extraídas de los datos de las entradas para predecir las respuestas; por lo general, da como resultado modelos no lineales para la respuesta en términos de las entradas, que aunque de buen desempeño, pueden ser difíciles de interpretar. Finalmente, el aprendizaje por refuerzo se basa en la retroalimentación (es decir, la recompensa) sobre el rendimiento del modelo desde un entorno dinámico mientras mejora continuamente la construcción del modelo maximizando las recompensas. Las aplicaciones del aprendizaje por refuerzo en biología son limitadas, con un excelente ejemplo reciente de DeepMind que combina el aprendizaje profundo y de refuerzo para predecir la estructura de las proteínas (Callaway, 2020).</text:p>
      <text:p text:style-name="P5"/>
      <text:p text:style-name="P5"><text:soft-page-break/><text:span text:style-name="T3">Los enfoques de GS existentes se pueden clasificar en función de diferentes criterios: (1) técnicas estadísticas / de aprendizaje automático; por ejemplo, los enfoques de GS se pueden agrupar aproximadamente en aquellos que se basan en modelos de regresión, clasificación o aprendizaje profundo (Fig. 2), (2) número de rasgos predichos; Los modelos GS se pueden dividir claramente en aquellos que modelan rasgos únicos o múltiples, y (3) tipo de predictores utilizados; Con base en este criterio, los modelos GS pueden entrenarse solo con datos genotípicos o pueden incluir fenotipos intermedios, así como variables que capturan factores ambientales.</text:span> El objetivo de la revisión no es detenerse en los detalles matemáticos de los enfoques de aprendizaje automático subyacentes (consulte el glosario de términos), sino señalar las principales ventajas y desventajas de los enfoques junto con los resultados de sus aplicaciones en el mejoramiento de cultivos. en los últimos diez años.</text:p>
      <text:p text:style-name="P5"/>
      <text:p text:style-name="P3">2.1. Modelos basados ​​en regresión para la selección genómica de un solo rasgo</text:p>
      <text:p text:style-name="P5"/>
      <text:p text:style-name="P8">La regresión es el enfoque estadístico más simple que puede modelar la relación entre un solo rasgo fenotípico y el genotipo especificado por un conjunto de marcadores genómicos. En el caso de GS, el número de predictores (es decir, marcadores) es mucho mayor que el número de observaciones (es decir, genotipos en la población de entrenamiento) para un rasgo fenotípico que se modela. Por lo tanto, la regresión de mínimos cuadrados ordinarios (MCO) no se puede utilizar, ya que solo se puede aplicar de forma robusta en situaciones en las que el número de observaciones es mayor que el número de predictores. Este desafío se supera mediante la introducción de técnicas de regularización, p. Ej. la regresión de cresta clásica (Ogutu et al., 2012), que no adolece de inestabilidades numéricas y permite estimar los coeficientes de regresión. Observamos que en la regresión de cresta clásica todos los predictores se tratan como efectos fijos. Los fitomejoradores se basan en la mejor predicción lineal insesgada de regresión de crestas (rrBLUP) (Meuwissen et al., 2001), que hereda las ventajas de la regresión de crestas pero se presenta como un modelo lineal mixto, dado por</text:p>
      <text:p text:style-name="P8"/>
      <text:p text:style-name="P8">….</text:p>
      <text:p text:style-name="P8"/>
      <text:p text:style-name="P5">donde y denota el fenotipo como respuesta, X es la matriz de diseño de efectos fijos, β es el efecto fijo, Z es una matriz de marcadores genéticos, u es el efecto de marcador, tratado como un efecto aleatorio, y e es el error residual. La varianza de y es</text:p>
      <text:p text:style-name="P5"/>
      <text:p text:style-name="P5">….</text:p>
      <text:p text:style-name="P5"/>
      <text:p text:style-name="P5">donde σ2u es la varianza del efecto del marcador y σ2e es la varianza del error residual. A diferencia de la regresión de cresta clásica, el factor de penalización se fija en σ2e/σ2u, es decir, la relación entre los dos componentes de la varianza del efecto aleatorio. <text:span text:style-name="T3">Este enfoque puede reducir todos los efectos hacia cero por igual, lo que corresponde al supuesto de que todos los marcadores tienen una varianza común. El modelo equivalente, denominado mejor predicción lineal no sesgada genómica (GBLUP), estima la matriz de parentesco a partir de marcadores genómicos para representar la información del pedigrí y, a su vez, estima el GEBV en un modelo lineal mixto similar (Habier et al., 2013).</text:span></text:p>
      <text:p text:style-name="P5"/>
      <text:p text:style-name="P5">Otro grupo de regresiones regularizadas aplicadas en GS incluye el operador de selección y contracción mínima absoluta (LASSO) (Usai et al., 2009), que realiza la selección simultánea de características y estimaciones de parámetros, y la red elástica (Ogutu et al., 2012), que captura la compensación entre la selección de características de LASSO y la contracción de la regresión de la cresta. Las variantes del modelo bayesiano, como la regresión de la cresta bayesiana (BRR) (Gianola et al., 2003) y el LASSO bayesiano (BL) (de los Campos et al., 2009) también se han utilizado en GS. <text:span text:style-name="T3">Finalmente, otros modelos de regresión bayesiana también se utilizan ampliamente en GS, incluidos BayesA (Meuwissen et al., </text:span><text:soft-page-break/><text:span text:style-name="T3">2001), BayesB (Meuwissen et al., 2001), BayesC (Habier et al., 2011) y BayesCπ (Habier et al., 2011), correspondientes a diferentes supuestos sobre los efectos </text:span><text:span text:style-name="T4">del marcador</text:span><text:span text:style-name="T3"> y sus distribuciones.</text:span> El modelo de BayesA asume todos los SNP con un efecto distinto de cero y diferentes varianzas. El modelo de BayesB asume que solo el porcentaje de SNP tiene un efecto distinto de cero y las variaciones siguen una distribución mixta. Por el contrario, BayesC asume que todos los SNP tienen la misma varianza, mientras que en el modelo BayesCπ la probabilidad previa de SNP de efecto cero se trata como desconocida.</text:p>
      <text:p text:style-name="P5"/>
      <text:p text:style-name="P5"><text:span text:style-name="T3">Todos los enfoques de regresión mencionados anteriormente asumen una relación lineal entre los marcadores de todo el genoma y los rasgos fenotípicos. Por tanto, capturan los efectos aditivos de los marcadores de todo el genoma y son adecuados para la predicción de rasgos fenotípicos en poblaciones consanguíneas. Sin embargo, en poblaciones híbridas, los efectos no aditivos, es decir, dominancia y epistasis, son muy relevantes y también deben considerarse (Schnable y Springer, 2013). Una forma de abordar este problema es considerar el GBLUP extendido, en el que se consideran las interacciones de los marcadores por pares (Su et al., 2012; Jiang y Reif, 2015; Martini et al., 2017). Para ello, se pueden utilizar diferentes enfoques de aprendizaje automático, incluida la reproducción de núcleos de regresión de espacios de Hilbert (RKHS) (Gianola y van Kaam, 2008; de los Campos et al., 2010), bosque aleatorio (RF) (Holliday et al. , 2012), y la regresión de la máquina de vectores de soporte (SVM) (Long et al., 2011), que se ha demostrado que conduce a un mejor desempeño en diferentes escenarios (Desta y Ortiz, 2014).</text:span> Los enfoques de aprendizaje automático y los modelos estadísticos utilizados en GS se resumen en la figura 2A.</text:p>
      <text:p text:style-name="P5"/>
      <text:p text:style-name="P5"><text:span text:style-name="T3">Para comparar el rendimiento del modelo de diferentes modelos GS, generalmente se usa la medida de predictibilidad.</text:span> Se determina mediante una validación cruzada de k veces, mediante la cual la población se divide en k grupos (no superpuestos), llamados pliegues, de genotipos. Un pliegue corresponde a la parte de la población que se trata como una población de pruebas de validación cruzada. Los pliegues restantes (k-1) se utilizan como población de entrenamiento de validación cruzada. Por lo tanto, como se explicó anteriormente, la población de entrenamiento de validación cruzada se utiliza para aprender un modelo de interés, es decir, para determinar sus parámetros. <text:span text:style-name="T3">La población de pruebas de validación cruzada se utiliza para probar el rendimiento del modelo evaluado por la capacidad de predicción. La predictibilidad viene dada por el coeficiente de correlación de Pearson entre el valor fenotípico predicho, del modelo aprendido en la población de entrenamiento de validación cruzada, y el valor fenotípico medido en la población de prueba de validación cruzada.</text:span></text:p>
      <text:p text:style-name="P8"/>
      <text:p text:style-name="P5"><text:span text:style-name="T3">Los enfoques de regresión mencionados anteriormente son adecuados para GS con rasgos únicos.</text:span> Se han aplicado enfoques basados en la regresión para GS de un solo rasgo en diferentes especies (por ejemplo, alfalfa, cebada, mandioca, tomate, café, maíz, guisantes, arroz, sorgo, soja, caña de azúcar y trigo) para modelar la biomasa, el rendimiento, la floración, rasgos relacionados con el estrés y la resistencia a enfermedades en poblaciones de diferentes tamaños (Tabla 1). <text:span text:style-name="T3">Cabe destacar que rrBLUP y GBLUP son los enfoques más utilizados, seguidos de los modelos bayesianos (Tabla 1). Dependiendo del tamaño de la población de entrenamiento, el tipo de marcadores utilizados y su número, la predictibilidad de un rasgo difiere incluso para un solo rasgo entre los estudios (Tabla 1).</text:span></text:p>
      <text:p text:style-name="P5"><text:span text:style-name="T3"/></text:p>
      <text:p text:style-name="P11">5. Factores que afectan el desempeño de la selección genómica</text:p>
      <text:p text:style-name="P5"><text:span text:style-name="T3"/></text:p>
      <text:p text:style-name="P10">Ya se han discutido varios factores que afectan la previsibilidad de GS (Nakaya e Isobe, 2012). <text:span text:style-name="T6">Como se señaló anteriormente, la previsibilidad de GS depende en última instancia de los factores que afectan la calidad de los modelos de entrenamiento, pero también de las características de los conjuntos de datos utilizados para el entrenamiento y las pruebas. Por lo tanto, se espera que el número de </text:span><text:soft-page-break/><text:span text:style-name="T6">observaciones y marcadores utilizados tenga un efecto sobre la predictibilidad.</text:span> Por ejemplo, <text:span text:style-name="T6">el número de marcadores requeridos en GS está determinado por el decaimiento de LD en una especie. Las especies con un decaimiento de LD más corto (por ejemplo, el maíz) necesitan más marcadores que otras para garantizar que se incluya una variación genética considerable, especialmente, de loci de efectos menores.</text:span> <text:span text:style-name="T3">Los estudios de simulación han sugerido que un mayor número de marcadores conduce a una mejora de la precisión de GS (Solberg et al., 2008).</text:span> <text:span text:style-name="T3">De manera similar, aumentar la cantidad de muestras en la población de entrenamiento puede lograr una mejor precisión de GS (Heffner et al., 2011).</text:span> <text:span text:style-name="T3">La prueba definitiva de la utilidad de los modelos GS es su desempeño en las poblaciones reproductoras. Por lo tanto, lo más importante es que la relación entre el entrenamiento y la población reproductora tiene un gran efecto en la predicción. Este es el caso ya que la predicción de GS, en contraste con MAS, se basa en marcadores de todo el genoma, en lugar de solo marcadores que están estrechamente vinculados a genes objetivo. </text:span>GS en poblaciones naturales se enfrenta a los mismos problemas causados ​​por la estratificación de la población que los estudios de asociación del genoma completo. Un estudio sugirió que la combinación de varias subpoblaciones como población de entrenamiento puede lograr una mayor precisión de predicción que el uso de subpoblaciones individuales (Technow et al.,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03:50:15.023862345</meta:creation-date>
    <dc:date>2022-03-10T11:25:29.236972500</dc:date>
    <meta:editing-duration>PT10H12M55S</meta:editing-duration>
    <meta:editing-cycles>22</meta:editing-cycles>
    <meta:generator>LibreOffice/6.0.7.3$Linux_X86_64 LibreOffice_project/00m0$Build-3</meta:generator>
    <meta:document-statistic meta:table-count="0" meta:image-count="0" meta:object-count="0" meta:page-count="5" meta:paragraph-count="21" meta:word-count="2800" meta:character-count="17935" meta:non-whitespace-character-count="15148"/>
  </office:meta>
</office:document-meta>
</file>